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ae34" officeooo:paragraph-rsid="0060bfde"/>
    </style:style>
    <style:style style:name="P2" style:family="paragraph" style:parent-style-name="Text_20_body">
      <style:text-properties officeooo:rsid="0036ae34" officeooo:paragraph-rsid="0060bfde"/>
    </style:style>
    <style:style style:name="P3" style:family="paragraph" style:parent-style-name="Text_20_body" style:list-style-name="L2">
      <style:text-properties officeooo:rsid="0036ae34" officeooo:paragraph-rsid="00619832"/>
    </style:style>
    <style:style style:name="T1" style:family="text">
      <style:text-properties fo:font-size="7pt" officeooo:rsid="003a148c" style:font-size-asian="7pt" style:font-size-complex="7pt"/>
    </style:style>
    <style:style style:name="T2" style:family="text">
      <style:text-properties fo:font-size="7pt" officeooo:rsid="002efa7f" style:font-size-asian="7pt" style:font-size-complex="7pt"/>
    </style:style>
    <style:style style:name="T3" style:family="text">
      <style:text-properties fo:font-size="7pt" officeooo:rsid="0060bfde" style:font-size-asian="7pt" style:font-size-complex="7pt"/>
    </style:style>
    <style:style style:name="T4" style:family="text">
      <style:text-properties fo:font-size="7pt" officeooo:rsid="00619832" style:font-size-asian="7pt" style:font-size-complex="7pt"/>
    </style:style>
    <style:style style:name="T5" style:family="text">
      <style:text-properties officeooo:rsid="00619832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619832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61b1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5">Micro-controller trends</text:span></text:h>
      <text:p text:style-name="P1"><text:span text:style-name="T1">1</text:span><text:span text:style-name="T4">90905</text:span><text:span text:style-name="T2">, updated </text:span><text:span text:style-name="T4">5</text:span><text:span text:style-name="T2">.</text:span><text:span text:style-name="T3">9</text:span><text:span text:style-name="T2">.2019/pekka</text:span></text:p>
      <text:p text:style-name="P1"><text:span text:style-name="T6"/></text:p>
      <text:list xml:id="list3102754772" text:style-name="L2">
        <text:list-item>
          <text:p text:style-name="P3"><text:span text:style-name="T6">C/C++, mostly plain vanilla C. gcc </text:span><text:span text:style-name="T8">is </text:span><text:span text:style-name="T6">dominant and always good + some others are also </text:span><text:span text:style-name="T8">fine</text:span><text:span text:style-name="T6">, plain standard C needed. </text:span></text:p>
        </text:list-item>
        <text:list-item>
          <text:p text:style-name="P3"><text:span text:style-name="T6">Arduino </text:span><text:span text:style-name="T8">library </text:span><text:span text:style-name="T6">derivatives like stm32duino and teensyduino simplify and make </text:span><text:span text:style-name="T7">apps </text:span><text:span text:style-name="T6">more portable.</text:span></text:p>
        </text:list-item>
        <text:list-item>
          <text:p text:style-name="P3"><text:span text:style-name="T6">FreeRTOS and RT-Thread (</text:span><text:span text:style-name="T8">later </text:span><text:span text:style-name="T6">not tested by me) - useful for some apps - </text:span><text:span text:style-name="T7">a </text:span><text:span text:style-name="T6">necessity for multi-core micro-controllers.</text:span></text:p>
        </text:list-item>
        <text:list-item>
          <text:p text:style-name="P3"><text:span text:style-name="T6">LWIP or uIP </text:span><text:span text:style-name="T7">Ethernet</text:span><text:span text:style-name="T6"> stack can run on micro-controller</text:span><text:span text:style-name="T7">s</text:span><text:span text:style-name="T6">, smart </text:span><text:span text:style-name="T7">Ethernet</text:span><text:span text:style-name="T6"> chips like WizNET have inbuilt stack and small API lib for micro-controller.</text:span></text:p>
        </text:list-item>
        <text:list-item>
          <text:p text:style-name="P3"><text:span text:style-name="T5">Us</text:span><text:span text:style-name="T6">e standard TLS - comes as dev library for many </text:span><text:span text:style-name="T7">micro-controller</text:span><text:span text:style-name="T6"> environments </text:span><text:span text:style-name="T7">or development tools</text:span><text:span text:style-name="T6">, </text:span><text:span text:style-name="T7">O</text:span><text:span text:style-name="T6">pen</text:span><text:span text:style-name="T7">SSL </text:span><text:span text:style-name="T6">to implement for </text:span><text:span text:style-name="T7">L</text:span><text:span text:style-name="T6">inux/</text:span><text:span text:style-name="T7">W</text:span><text:span text:style-name="T6">indows.</text:span></text:p>
        </text:list-item>
        <text:list-item>
          <text:p text:style-name="P3"><text:span text:style-name="T6">ARM32 architecture </text:span><text:span text:style-name="T7">dominant – one assembler to know </text:span><text:span text:style-name="T6">- one set of </text:span><text:span text:style-name="T7">build tools </text:span><text:span text:style-name="T6">compilers - very scalable, from $1 to $20.</text:span></text:p>
        </text:list-item>
        <text:list-item>
          <text:p text:style-name="P3"><text:span text:style-name="T7">Using “Raspberry PI </text:span><text:span text:style-name="T8">style”</text:span><text:span text:style-name="T7"> Linux devices is an option. Read only SD file system is required for reliable operation and adds to complexity.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5T21:57:16.466570744</dc:date>
    <meta:editing-duration>PT13H27M1S</meta:editing-duration>
    <meta:editing-cycles>66</meta:editing-cycles>
    <meta:generator>LibreOffice/6.2.4.2$Linux_X86_64 LibreOffice_project/20$Build-2</meta:generator>
    <meta:document-statistic meta:table-count="0" meta:image-count="0" meta:object-count="0" meta:page-count="1" meta:paragraph-count="9" meta:word-count="152" meta:character-count="938" meta:non-whitespace-character-count="799"/>
  </office:meta>
</office:document-meta>
</file>